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Fee</text:p>
          </table:table-cell>
          <table:table-cell table:style-name="Default" office:value-type="string">
            <text:p>http://www.universitiesnz.ac.nz/studying-in-nz/fees</text:p>
          </table:table-cell>
          <table:table-cell/>
        </table:table-row>
        <table:table-row table:style-name="ro1">
          <table:table-cell office:value-type="float" office:value="1993">
            <text:p>1993</text:p>
          </table:table-cell>
          <table:table-cell office:value-type="float" office:value="1400">
            <text:p>1400</text:p>
          </table:table-cell>
          <table:table-cell table:style-name="Default"/>
          <table:table-cell/>
        </table:table-row>
        <table:table-row table:style-name="ro1">
          <table:table-cell office:value-type="float" office:value="1994">
            <text:p>1994</text:p>
          </table:table-cell>
          <table:table-cell office:value-type="float" office:value="1792">
            <text:p>1792</text:p>
          </table:table-cell>
          <table:table-cell table:formula="of:=([.B3]/[.B2]) - 1" office:value-type="percentage" office:value="0.28">
            <text:p>28.00%</text:p>
          </table:table-cell>
          <table:table-cell/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1848">
            <text:p>1848</text:p>
          </table:table-cell>
          <table:table-cell table:formula="of:=([.B4]/[.B3]) - 1" office:value-type="percentage" office:value="0.03125">
            <text:p>3.13%</text:p>
          </table:table-cell>
          <table:table-cell/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2128">
            <text:p>2128</text:p>
          </table:table-cell>
          <table:table-cell table:formula="of:=([.B5]/[.B4]) - 1" office:value-type="percentage" office:value="0.151515151515152">
            <text:p>15.15%</text:p>
          </table:table-cell>
          <table:table-cell/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2464">
            <text:p>2464</text:p>
          </table:table-cell>
          <table:table-cell table:formula="of:=([.B6]/[.B5]) - 1" office:value-type="percentage" office:value="0.157894736842105">
            <text:p>15.79%</text:p>
          </table:table-cell>
          <table:table-cell/>
        </table:table-row>
        <table:table-row table:style-name="ro1">
          <table:table-cell office:value-type="float" office:value="1998">
            <text:p>1998</text:p>
          </table:table-cell>
          <table:table-cell office:value-type="float" office:value="2884">
            <text:p>2884</text:p>
          </table:table-cell>
          <table:table-cell table:formula="of:=([.B7]/[.B6]) - 1" office:value-type="percentage" office:value="0.170454545454545">
            <text:p>17.05%</text:p>
          </table:table-cell>
          <table:table-cell/>
        </table:table-row>
        <table:table-row table:style-name="ro1">
          <table:table-cell office:value-type="float" office:value="1999">
            <text:p>1999</text:p>
          </table:table-cell>
          <table:table-cell office:value-type="float" office:value="3080">
            <text:p>3080</text:p>
          </table:table-cell>
          <table:table-cell table:formula="of:=([.B8]/[.B7]) - 1" office:value-type="percentage" office:value="0.0679611650485437">
            <text:p>6.80%</text:p>
          </table:table-cell>
          <table:table-cell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360">
            <text:p>3360</text:p>
          </table:table-cell>
          <table:table-cell table:formula="of:=([.B9]/[.B8]) - 1" office:value-type="percentage" office:value="0.0909090909090908">
            <text:p>9.09%</text:p>
          </table:table-cell>
          <table:table-cell/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3360">
            <text:p>3360</text:p>
          </table:table-cell>
          <table:table-cell table:formula="of:=([.B10]/[.B9]) - 1" office:value-type="percentage" office:value="0">
            <text:p>0.00%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3360">
            <text:p>3360</text:p>
          </table:table-cell>
          <table:table-cell table:formula="of:=([.B11]/[.B10]) - 1" office:value-type="percentage" office:value="0">
            <text:p>0.00%</text:p>
          </table:table-cell>
          <table:table-cell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3360">
            <text:p>3360</text:p>
          </table:table-cell>
          <table:table-cell table:formula="of:=([.B12]/[.B11]) - 1" office:value-type="percentage" office:value="0">
            <text:p>0.00%</text:p>
          </table:table-cell>
          <table:table-cell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3710">
            <text:p>3710</text:p>
          </table:table-cell>
          <table:table-cell table:formula="of:=([.B13]/[.B12]) - 1" office:value-type="percentage" office:value="0.104166666666667">
            <text:p>10.42%</text:p>
          </table:table-cell>
          <table:table-cell office:value-type="string">
            <text:p>Intro of fee freeze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3859">
            <text:p>3859</text:p>
          </table:table-cell>
          <table:table-cell table:formula="of:=([.B14]/[.B13]) - 1" office:value-type="percentage" office:value="0.0401617250673854">
            <text:p>4.02%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4051">
            <text:p>4051</text:p>
          </table:table-cell>
          <table:table-cell table:formula="of:=([.B15]/[.B14]) - 1" office:value-type="percentage" office:value="0.0497538222337393">
            <text:p>4.98%</text:p>
          </table:table-cell>
          <table:table-cell/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4202">
            <text:p>4202</text:p>
          </table:table-cell>
          <table:table-cell table:formula="of:=([.B16]/[.B15]) - 1" office:value-type="percentage" office:value="0.0372747469760553">
            <text:p>3.73%</text:p>
          </table:table-cell>
          <table:table-cell/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4303">
            <text:p>4303</text:p>
          </table:table-cell>
          <table:table-cell table:formula="of:=([.B17]/[.B16]) - 1" office:value-type="percentage" office:value="0.024036173250833">
            <text:p>2.40%</text:p>
          </table:table-cell>
          <table:table-cell/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4416">
            <text:p>4416</text:p>
          </table:table-cell>
          <table:table-cell table:formula="of:=([.B18]/[.B17]) - 1" office:value-type="percentage" office:value="0.0262607483151289">
            <text:p>2.63%</text:p>
          </table:table-cell>
          <table:table-cell/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4501">
            <text:p>4501</text:p>
          </table:table-cell>
          <table:table-cell table:formula="of:=([.B19]/[.B18]) - 1" office:value-type="percentage" office:value="0.0192481884057971">
            <text:p>1.92%</text:p>
          </table:table-cell>
          <table:table-cell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4784">
            <text:p>4784</text:p>
          </table:table-cell>
          <table:table-cell table:formula="of:=([.B20]/[.B19]) - 1" office:value-type="percentage" office:value="0.062874916685181">
            <text:p>6.29%</text:p>
          </table:table-cell>
          <table:table-cell/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4987">
            <text:p>4987</text:p>
          </table:table-cell>
          <table:table-cell table:formula="of:=([.B21]/[.B20]) - 1" office:value-type="percentage" office:value="0.042433110367893">
            <text:p>4.24%</text:p>
          </table:table-cell>
          <table:table-cell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5177">
            <text:p>5177</text:p>
          </table:table-cell>
          <table:table-cell table:formula="of:=([.B22]/[.B21]) - 1" office:value-type="percentage" office:value="0.0380990575496289">
            <text:p>3.81%</text:p>
          </table:table-cell>
          <table:table-cell table:formula="of:=mean([.C14:.C22])" office:value-type="float" office:value="0">
            <text:p>#NAME?</text:p>
          </table:table-cell>
        </table:table-row>
        <table:table-row table:style-name="ro1">
          <table:table-cell/>
          <table:table-cell table:formula="of:=[.B22]*1.04" office:value-type="float" office:value="5384.08">
            <text:p>5384.08</text:p>
          </table:table-cell>
          <table:table-cell table:style-name="Default"/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4T10:50:51</meta:creation-date>
    <dc:date>2014-12-04T12:38:34</dc:date>
    <meta:editing-duration>PT1H14M49S</meta:editing-duration>
    <meta:editing-cycles>1</meta:editing-cycles>
    <meta:document-statistic meta:table-count="3" meta:cell-count="68" meta:object-count="0"/>
    <meta:generator>LibreOffice/3.5$Linux_X86_64 LibreOffice_project/350m1$Build-2</meta:generator>
  </office:meta>
</office:document-meta>
</file>